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75cm"/>
    </style:style>
    <style:style style:name="Tabela1.B" style:family="table-column">
      <style:table-column-properties style:column-width="0.478cm"/>
    </style:style>
    <style:style style:name="Tabela1.C" style:family="table-column">
      <style:table-column-properties style:column-width="0.504cm"/>
    </style:style>
    <style:style style:name="Tabela1.E" style:family="table-column">
      <style:table-column-properties style:column-width="0.425cm"/>
    </style:style>
    <style:style style:name="Tabela1.F" style:family="table-column">
      <style:table-column-properties style:column-width="0.61cm"/>
    </style:style>
    <style:style style:name="Tabela1.G" style:family="table-column">
      <style:table-column-properties style:column-width="11.728cm"/>
    </style:style>
    <style:style style:name="Tabela1.A1" style:family="table-cell">
      <style:table-cell-properties style:vertical-align="middle" fo:padding="0cm" fo:border="none"/>
    </style:style>
    <style:style style:name="Tabela1.A2" style:family="table-cell">
      <style:table-cell-properties style:vertical-align="middle" fo:padding="0.049cm" fo:border="none"/>
    </style:style>
    <style:style style:name="P1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Table_20_Heading">
      <style:text-properties fo:font-size="2pt" style:font-size-asian="2pt" style:font-size-complex="2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6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letter-spacing="normal" fo:font-style="normal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color="#ff0000" style:text-line-through-style="none" style:text-line-through-type="none" style:text-underline-style="solid" style:text-underline-width="auto" style:text-underline-color="font-color" fo:font-weight="bold" style:text-blinking="false" loext:padding-left="0cm" loext:padding-right="0cm" loext:padding-top="0cm" loext:padding-bottom="0.049cm" loext:border-left="none" loext:border-right="none" loext:border-top="none" loext:border-bottom="0.06pt solid #ff0000"/>
    </style:style>
    <style:style style:name="T3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abela zawiera najpopularniejsze polecenia, słowa kluczowe </text:span><text:a xlink:type="simple" xlink:href="http://to.proste.info.pl/index.php/SQL" text:style-name="Internet_20_link" text:visited-style-name="Visited_20_Internet_20_Link">SQL</text:a><text:span text:style-name="T1"> z krótkim opisem ich znaczenia.</text:span>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column table:style-name="Tabela1.F"/>
        <table:table-column table:style-name="Tabela1.G"/>
        <table:table-header-rows>
          <table:table-row>
            <table:table-cell table:style-name="Tabela1.A1" office:value-type="string">
              <text:p text:style-name="Table_20_Heading">Hasło</text:p>
            </table:table-cell>
            <table:table-cell table:style-name="Tabela1.A1" office:value-type="string">
              <text:p text:style-name="Table_20_Heading">T</text:p>
            </table:table-cell>
            <table:table-cell table:style-name="Tabela1.A1" office:value-type="string">
              <text:p text:style-name="Table_20_Heading">K</text:p>
            </table:table-cell>
            <table:table-cell table:style-name="Tabela1.A1" office:value-type="string">
              <text:p text:style-name="Table_20_Heading">A</text:p>
            </table:table-cell>
            <table:table-cell table:style-name="Tabela1.A1" office:value-type="string">
              <text:p text:style-name="Table_20_Heading">S</text:p>
            </table:table-cell>
            <table:table-cell table:style-name="Tabela1.A1" office:value-type="string">
              <text:p text:style-name="Table_20_Heading">W</text:p>
            </table:table-cell>
            <table:table-cell table:style-name="Tabela1.A1" office:value-type="string">
              <text:p text:style-name="Table_20_Heading">Krótki opis</text:p>
            </table:table-cell>
          </table:table-row>
        </table:table-header-rows>
        <table:table-row>
          <table:table-cell table:style-name="Tabela1.A2" office:value-type="string">
            <text:p text:style-name="Table_20_Heading"><text:a xlink:type="simple" xlink:href="http://to.proste.info.pl/index.php?title=Kurs_SQL:_ADD&amp;action=edit&amp;redlink=1" text:style-name="Internet_20_link" text:visited-style-name="Visited_20_Internet_20_Link">ADD</text:a></text:p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Dodaje kolumnę do tabeli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AND&amp;action=edit&amp;redlink=1" text:style-name="Internet_20_link" text:visited-style-name="Visited_20_Internet_20_Link">AND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Bierze udział w złożonych zapytaniach. Jeśli wszystkie warunki są spełnione zwraca rekord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ALTER&amp;action=edit&amp;redlink=1" text:style-name="Internet_20_link" text:visited-style-name="Visited_20_Internet_20_Link">ALTER</text:a></text:p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Pozwala na wykonywanie operacji na strukturze już istniejącej tabeli. Możliwe operacje: dodawanie, usuwanie, zmiana nazwy, typu danych dla kolumn; dodawanie, usuwanie, modyfikacja indeksu; ustawianie warunków dla wartości kolumn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AS&amp;action=edit&amp;redlink=1" text:style-name="Internet_20_link" text:visited-style-name="Visited_20_Internet_20_Link">AS</text:a></text:p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Pozwala tabeli lub kolumnie nadać inną nazwę - synonim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AVG&amp;action=edit&amp;redlink=1" text:style-name="Internet_20_link" text:visited-style-name="Visited_20_Internet_20_Link">AVG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Zwraca średnią z wartości dla danej kolumny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BETWEEN&amp;action=edit&amp;redlink=1" text:style-name="Internet_20_link" text:visited-style-name="Visited_20_Internet_20_Link">BETWEEN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Table_20_Contents">Ustawia wartości ograniczające przedział dla wartości zwracanych przez zapytanie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CHANGE&amp;action=edit&amp;redlink=1" text:style-name="Internet_20_link" text:visited-style-name="Visited_20_Internet_20_Link">CHANGE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Zmienia nazwę kolumny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CHECK&amp;action=edit&amp;redlink=1" text:style-name="Internet_20_link" text:visited-style-name="Visited_20_Internet_20_Link">CHECK</text:a></text:p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Ustawia warunek dla wartości danej kolumny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CONCAT&amp;action=edit&amp;redlink=1" text:style-name="Internet_20_link" text:visited-style-name="Visited_20_Internet_20_Link">CONCAT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Zwraca konkatenację kolumn i łańcucha tekstowego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COUNT&amp;action=edit&amp;redlink=1" text:style-name="Internet_20_link" text:visited-style-name="Visited_20_Internet_20_Link">COUNT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Zwraca ilość wierszy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CREATE_INDEX&amp;action=edit&amp;redlink=1" text:style-name="Internet_20_link" text:visited-style-name="Visited_20_Internet_20_Link">CREATE INDEX</text:a></text:p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Tworzy indeks dla wskazanej kolumny w tabeli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CREATE_TABLE&amp;action=edit&amp;redlink=1" text:style-name="Internet_20_link" text:visited-style-name="Visited_20_Internet_20_Link">CREATE TABLE</text:a></text:p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Tworzy tabelę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CREATE_VIEW&amp;action=edit&amp;redlink=1" text:style-name="Internet_20_link" text:visited-style-name="Visited_20_Internet_20_Link">CREATE VIEW</text:a></text:p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Tworzy widok - wirtualną tabelę. Może być wynikiem zapytania. Na widokach można wykonywać takie same operacje jak na fizycznych tabelach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DEFAULT&amp;action=edit&amp;redlink=1" text:style-name="Internet_20_link" text:visited-style-name="Visited_20_Internet_20_Link">DEFAULT</text:a></text:p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Ustawia wartość domyślną dla wartości wskazanej kolumny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DELETE&amp;action=edit&amp;redlink=1" text:style-name="Internet_20_link" text:visited-style-name="Visited_20_Internet_20_Link">DELETE</text:a></text:p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Usuwa rekord/y z tabeli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DISTINCT&amp;action=edit&amp;redlink=1" text:style-name="Internet_20_link" text:visited-style-name="Visited_20_Internet_20_Link">DISTINCT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Table_20_Contents">Pozwala wybrać unikalne wartości dla danej kolumny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DROP&amp;action=edit&amp;redlink=1" text:style-name="Internet_20_link" text:visited-style-name="Visited_20_Internet_20_Link">DROP</text:a></text:p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Usuwa bazę, tabelę, kolumnę, indeks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FOREIGN_KEY&amp;action=edit&amp;redlink=1" text:style-name="Internet_20_link" text:visited-style-name="Visited_20_Internet_20_Link">FOREIGN KEY</text:a></text:p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Klucz obcy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GROUP_BY&amp;action=edit&amp;redlink=1" text:style-name="Internet_20_link" text:visited-style-name="Visited_20_Internet_20_Link">GROUP BY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Table_20_Contents">Grupuje wynik zapytania wg. wskazanej kolumny/kolumn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HAVING&amp;action=edit&amp;redlink=1" text:style-name="Internet_20_link" text:visited-style-name="Visited_20_Internet_20_Link">HAVING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5">Zawęża wyniki zapytań. <text:bookmark text:name="a_akon_nsitsp_0"/><text:bookmark text:name="akon_nsitsp_0"/><text:span text:style-name="T2">Działa</text:span> jak WHERE. HAVING można używać z funkcjami agregującymi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IN&amp;action=edit&amp;redlink=1" text:style-name="Internet_20_link" text:visited-style-name="Visited_20_Internet_20_Link">IN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Table_20_Contents">Ogranicza wynik zapytania do rekordów zawierających określoną wartość w wskazanej kolumnie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INSERT_INTO&amp;action=edit&amp;redlink=1" text:style-name="Internet_20_link" text:visited-style-name="Visited_20_Internet_20_Link">INSERT INTO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Wstawia nowy rekord w tabelę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JOIN&amp;action=edit&amp;redlink=1" text:style-name="Internet_20_link" text:visited-style-name="Visited_20_Internet_20_Link">JOIN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Wyświetla informacje z dwóch lub więcej tabel, które są ze sobą w relacji. Zwraca dopasowane rekordy z podanych tabel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LCASE&amp;action=edit&amp;redlink=1" text:style-name="Internet_20_link" text:visited-style-name="Visited_20_Internet_20_Link">LCASE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Zwraca wartość kolumny tekstowej w postaci małych liter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LENGTH&amp;action=edit&amp;redlink=1" text:style-name="Internet_20_link" text:visited-style-name="Visited_20_Internet_20_Link">LENGTH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Zwraca długość łańcucha w wskazanej kolumnie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LIKE&amp;action=edit&amp;redlink=1" text:style-name="Internet_20_link" text:visited-style-name="Visited_20_Internet_20_Link">LIKE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Table_20_Contents">Ustawia wzorzec dla kolumny wg. którego wybierane są rekordy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MAX&amp;action=edit&amp;redlink=1" text:style-name="Internet_20_link" text:visited-style-name="Visited_20_Internet_20_Link">MAX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Zwraca największą wartość w wskazanej kolumnie. Dla łańcuchów tekstowych porównywanie znaków odbywa się wg kodu <text:a xlink:type="simple" xlink:href="http://to.proste.info.pl/index.php?title=ASCI&amp;action=edit&amp;redlink=1" text:style-name="Internet_20_link" text:visited-style-name="Visited_20_Internet_20_Link">ASCI</text:a>.</text:p>
          </table:table-cell>
        </table:table-row>
        <text:soft-page-break/>
        <table:table-row>
          <table:table-cell table:style-name="Tabela1.A2" office:value-type="string">
            <text:p text:style-name="Table_20_Heading"><text:a xlink:type="simple" xlink:href="http://to.proste.info.pl/index.php?title=Kurs_SQL:_MID&amp;action=edit&amp;redlink=1" text:style-name="Internet_20_link" text:visited-style-name="Visited_20_Internet_20_Link">MID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Zwraca określoną ilość znaków od wskazanego znaku z ciągu we wskazanej kolumnie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MIN&amp;action=edit&amp;redlink=1" text:style-name="Internet_20_link" text:visited-style-name="Visited_20_Internet_20_Link">MIN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Zwraca najmniejszą wartość w wskazanej kolumnie. Dla łańcuchów tekstowych porównywanie znaków odbywa się wg kodu <text:a xlink:type="simple" xlink:href="http://to.proste.info.pl/index.php?title=ASCI&amp;action=edit&amp;redlink=1" text:style-name="Internet_20_link" text:visited-style-name="Visited_20_Internet_20_Link">ASCI</text:a>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MODIFY&amp;action=edit&amp;redlink=1" text:style-name="Internet_20_link" text:visited-style-name="Visited_20_Internet_20_Link">MODIFY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Zmienia typ danych przechowywanych w kolumnie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NOT_NULL&amp;action=edit&amp;redlink=1" text:style-name="Internet_20_link" text:visited-style-name="Visited_20_Internet_20_Link">NOT NULL</text:a></text:p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Nie pozwala na wprowadzenie wartości NULL w podanej kolumnie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NOW&amp;action=edit&amp;redlink=1" text:style-name="Internet_20_link" text:visited-style-name="Visited_20_Internet_20_Link">NOW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Zwraca bieżącą datę i czas systemowy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OR&amp;action=edit&amp;redlink=1" text:style-name="Internet_20_link" text:visited-style-name="Visited_20_Internet_20_Link">OR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Table_20_Contents">Bierze udział w złożonych zapytaniach. Jeśli którykolwiek warunek jest spełniony, zwraca rekord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ORDER_BY&amp;action=edit&amp;redlink=1" text:style-name="Internet_20_link" text:visited-style-name="Visited_20_Internet_20_Link">ORDER BY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Table_20_Contents">Sortuje wyniki zapytania wg wartości w podanej kolumnie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OUTER_JOIN&amp;action=edit&amp;redlink=1" text:style-name="Internet_20_link" text:visited-style-name="Visited_20_Internet_20_Link">OUTER JOIN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5"><text:bookmark text:name="a_akon_nsitsp_1"/><text:bookmark text:name="akon_nsitsp_1"/><text:span text:style-name="T2">Działa</text:span> jak JOIN, z tą różnicą, że tabele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PRIMARY_KEY&amp;action=edit&amp;redlink=1" text:style-name="Internet_20_link" text:visited-style-name="Visited_20_Internet_20_Link">PRIMARY KEY</text:a></text:p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Słowo kluczowe oznaczające kolumnę/kolumny jako klucz główny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REPLACE&amp;action=edit&amp;redlink=1" text:style-name="Internet_20_link" text:visited-style-name="Visited_20_Internet_20_Link">REPLACE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Wyszukuje ciąg_znaków2 w ciąg_znaków1 i zamienia go na ciąg_znaków3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ROUND&amp;action=edit&amp;redlink=1" text:style-name="Internet_20_link" text:visited-style-name="Visited_20_Internet_20_Link">ROUND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Funkcja zaokrągla wartość liczby zmiennoprzecinkowej w wskazanej kolumnie do określonej ilości miejsc po przecinku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SELECT&amp;action=edit&amp;redlink=1" text:style-name="Internet_20_link" text:visited-style-name="Visited_20_Internet_20_Link">SELECT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Określa kolumnę w tabeli dla zapytania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SELECT&amp;action=edit&amp;redlink=1" text:style-name="Internet_20_link" text:visited-style-name="Visited_20_Internet_20_Link">SELECT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Określa kolumnę w tabeli dla zapytania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SET&amp;action=edit&amp;redlink=1" text:style-name="Internet_20_link" text:visited-style-name="Visited_20_Internet_20_Link">SET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Wstawia wartość w określone pole tabeli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SUM&amp;action=edit&amp;redlink=1" text:style-name="Internet_20_link" text:visited-style-name="Visited_20_Internet_20_Link">SUM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Zwraca sumę wszystkich wartości w podanej kolumnie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TRUNCATE&amp;action=edit&amp;redlink=1" text:style-name="Internet_20_link" text:visited-style-name="Visited_20_Internet_20_Link">TRUNCATE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Usuwa wszystkie rekordy z tabeli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UCASE&amp;action=edit&amp;redlink=1" text:style-name="Internet_20_link" text:visited-style-name="Visited_20_Internet_20_Link">UCASE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Zwraca wartość kolumny tekstowej w postaci wielkich liter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UNIQUE&amp;action=edit&amp;redlink=1" text:style-name="Internet_20_link" text:visited-style-name="Visited_20_Internet_20_Link">UNIQUE</text:a></text:p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Wskazuje które kolumny muszą posiadać unikalne wartości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UPDATE&amp;action=edit&amp;redlink=1" text:style-name="Internet_20_link" text:visited-style-name="Visited_20_Internet_20_Link">UPDATE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Pozwala na modyfikację zawartości kolumn tabeli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USE&amp;action=edit&amp;redlink=1" text:style-name="Internet_20_link" text:visited-style-name="Visited_20_Internet_20_Link">USE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Contents">Ustawia wskazaną tabele jako bieżącą.</text:p>
          </table:table-cell>
        </table:table-row>
        <table:table-row>
          <table:table-cell table:style-name="Tabela1.A2" office:value-type="string">
            <text:p text:style-name="Table_20_Heading"><text:a xlink:type="simple" xlink:href="http://to.proste.info.pl/index.php?title=Kurs_SQL:_WHERE&amp;action=edit&amp;redlink=1" text:style-name="Internet_20_link" text:visited-style-name="Visited_20_Internet_20_Link">WHERE</text:a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Table_20_Heading">*</text:p>
          </table:table-cell>
          <table:table-cell table:style-name="Tabela1.A2" office:value-type="string">
            <text:p text:style-name="Table_20_Contents">Zawęża wyniki zapytań.</text:p>
          </table:table-cell>
        </table:table-row>
      </table:table>
      <text:h text:style-name="P6" text:outline-level="3"><text:bookmark text:name="Opis_znaczenia_p.C3.B3l_tabeli"/>Opis znaczenia pól tabeli</text:h>
      <text:list xml:id="list662972133" text:style-name="L1">
        <text:list-item>
          <text:p text:style-name="P3"><text:span text:style-name="T3">T</text:span> - operacje na tabelach</text:p>
        </text:list-item>
        <text:list-item>
          <text:p text:style-name="P3"><text:span text:style-name="T3">K</text:span> - operacje na kolumnach</text:p>
        </text:list-item>
        <text:list-item>
          <text:p text:style-name="P3"><text:span text:style-name="T3">A</text:span> - funkcje agregujące</text:p>
        </text:list-item>
        <text:list-item>
          <text:p text:style-name="P3"><text:span text:style-name="T3">S</text:span> - operacje na ciągach znaków</text:p>
        </text:list-item>
        <text:list-item>
          <text:p text:style-name="P1"><text:span text:style-name="T3">W</text:span> - kryteria wyświetlani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1:36:50.036000000</meta:creation-date>
    <meta:print-date>2018-07-26T11:37:45.963000000</meta:print-date>
    <dc:date>2018-07-26T11:39:16.628000000</dc:date>
    <meta:editing-duration>PT2M27S</meta:editing-duration>
    <meta:editing-cycles>1</meta:editing-cycles>
    <meta:document-statistic meta:table-count="1" meta:image-count="0" meta:object-count="0" meta:page-count="2" meta:paragraph-count="153" meta:word-count="553" meta:character-count="3486" meta:non-whitespace-character-count="3091"/>
    <meta:generator>LibreOffice/6.0.5.2$Windows_X86_64 LibreOffice_project/54c8cbb85f300ac59db32fe8a675ff7683cd5a16</meta:generator>
  </office:meta>
</office:document-meta>
</file>